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80000035C7DE699B2.png" manifest:media-type="image/png"/>
  <manifest:file-entry manifest:full-path="Pictures/1000000000000404000002D45108A7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111111" draw:opacity="11%" draw:textarea-horizontal-align="justify" draw:textarea-vertical-align="middle" draw:auto-grow-height="false" fo:min-height="3.493cm" fo:min-width="4.4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622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svg:stroke-opacity="100%" draw:fill-color="#cccccc" draw:opacity="70%" draw:textarea-horizontal-align="justify" draw:textarea-vertical-align="middle" draw:auto-grow-height="false" fo:min-height="3.55cm" fo:min-width="28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ffff" svg:stroke-opacity="50%" draw:fill-color="#0066cc" draw:opacity="40%" draw:textarea-horizontal-align="justify" draw:textarea-vertical-align="middle" draw:auto-grow-height="false" fo:min-height="3.55cm" fo:min-width="28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111111" draw:opacity="11%"/>
      <style:paragraph-properties fo:text-align="center"/>
    </style:style>
    <style:style style:name="P2" style:family="paragraph">
      <style:text-properties fo:font-size="40pt" fo:text-shadow="1pt 1pt" style:font-size-asian="40pt" style:font-size-complex="40pt"/>
    </style:style>
    <style:style style:name="P3" style:family="paragraph">
      <loext:graphic-properties draw:fill="none" draw:fill-color="#ffffff"/>
      <style:text-properties fo:color="#ffffff" style:font-name="Ubuntu" fo:font-size="40pt" fo:text-shadow="1pt 1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 draw:opacity="70%"/>
      <style:paragraph-properties fo:text-align="center"/>
    </style:style>
    <style:style style:name="P6" style:family="paragraph">
      <style:text-properties fo:color="#ffffff" style:font-name="Ubuntu" fo:font-size="22pt" fo:text-shadow="1pt 1pt" style:font-size-asian="22pt" style:font-size-complex="22pt"/>
    </style:style>
    <style:style style:name="P7" style:family="paragraph">
      <loext:graphic-properties draw:fill="none" draw:fill-color="#ffffff"/>
      <style:text-properties fo:color="#ffffff" style:font-name="Ubuntu" fo:font-size="22pt" fo:text-shadow="1pt 1p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-color="#0066cc" draw:opacity="40%"/>
      <style:paragraph-properties fo:text-align="center"/>
    </style:style>
    <style:style style:name="P10" style:family="paragraph">
      <style:text-properties fo:color="#ffffff" fo:font-size="32pt" fo:text-shadow="1pt 1pt" style:font-size-asian="32pt" style:font-size-complex="32pt"/>
    </style:style>
    <style:style style:name="P11" style:family="paragraph">
      <loext:graphic-properties draw:fill="none" draw:fill-color="#ffffff"/>
      <style:text-properties fo:color="#ffffff" fo:font-size="32pt" fo:text-shadow="1pt 1pt" style:font-size-asian="32pt" style:font-size-complex="32pt"/>
    </style:style>
    <style:style style:name="P12" style:family="paragraph">
      <style:text-properties fo:color="#ffffff" style:font-name="Ubuntu" fo:font-size="32pt" fo:text-shadow="1pt 1pt" style:font-size-asian="32pt" style:font-size-complex="32pt"/>
    </style:style>
    <style:style style:name="P13" style:family="paragraph">
      <loext:graphic-properties draw:fill="none" draw:fill-color="#ffffff"/>
      <style:text-properties fo:color="#ffffff" style:font-name="Ubuntu" fo:font-size="32pt" fo:text-shadow="1pt 1pt" style:font-size-asian="32pt" style:font-size-complex="32pt"/>
    </style:style>
    <style:style style:name="T1" style:family="text">
      <style:text-properties fo:color="#ffffff" style:font-name="Ubuntu" fo:font-size="40pt" fo:text-shadow="1pt 1pt" style:font-size-asian="40pt" style:font-size-complex="40pt"/>
    </style:style>
    <style:style style:name="T2" style:family="text">
      <style:text-properties fo:color="#ffffff" style:font-name="Ubuntu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ffffff" style:font-name="Ubuntu" fo:font-size="36pt" fo:text-shadow="1pt 1pt" style:font-size-asian="36pt" style:font-size-complex="36pt"/>
    </style:style>
    <style:style style:name="T4" style:family="text">
      <style:text-properties fo:color="#ffffff" style:font-name="Ubuntu" fo:font-size="22pt" fo:text-shadow="1pt 1pt" style:font-size-asian="22pt" style:font-size-complex="22pt"/>
    </style:style>
    <style:style style:name="T5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24pt" fo:text-shadow="1pt 1pt" style:font-size-asian="24pt" style:font-size-complex="24pt"/>
    </style:style>
    <style:style style:name="T7" style:family="text">
      <style:text-properties fo:color="#ffffff" style:font-name="Ubuntu" fo:text-shadow="1pt 1pt" fo:font-weight="bold" style:font-weight-asian="bold" style:font-weight-complex="bold"/>
    </style:style>
    <style:style style:name="T8" style:family="text">
      <style:text-properties fo:color="#ffffff" style:font-name="Ubuntu" fo:font-size="24pt" fo:text-shadow="1pt 1pt" style:font-size-asian="24pt" style:font-size-complex="24pt"/>
    </style:style>
    <style:style style:name="T9" style:family="text">
      <style:text-properties fo:color="#ffffff" fo:text-shadow="1pt 1pt" fo:font-weight="bold" style:font-weight-asian="bold" style:font-weight-complex="bold"/>
    </style:style>
    <style:style style:name="T10" style:family="text">
      <style:text-properties fo:color="#ffffff" style:font-name="Ubuntu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7.013cm" svg:height="5.291cm" draw:transform="skewX (-5.01816028139962E-017) rotate (0.526740368251888) translate (13.415cm 13.6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9.828cm" svg:height="3.419cm" svg:x="4.953cm" svg:y="4.093cm">
          <draw:text-box>
            <text:p text:style-name="P2"><text:span text:style-name="T1"><text:s text:c="3"/></text:span><text:span text:style-name="T2">T</text:span><text:span text:style-name="T3">UX </text:span></text:p>
            <text:p text:style-name="P2"><text:span text:style-name="T1"><text:s/></text:span><text:span text:style-name="T2">R</text:span><text:span text:style-name="T3">ECRUTEMENT</text:span></text:p>
          </draw:text-box>
        </draw:frame>
        <draw:frame draw:style-name="gr3" draw:text-style-name="P4" draw:layer="layout" svg:width="6.953cm" svg:height="8.399cm" svg:x="14.6cm" svg:y="5.8cm">
          <draw:image xlink:href="Pictures/10000201000002C80000035C7DE699B2.png" xlink:type="simple" xlink:show="embed" xlink:actuate="onLoad">
            <text:p/>
          </draw:image>
        </draw:frame>
        <draw:custom-shape draw:style-name="gr4" draw:text-style-name="P5" draw:layer="layout" svg:width="29cm" svg:height="3.8cm" svg:x="-0.2cm" svg:y="17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35cm" svg:height="4.611cm" svg:x="0.3cm" svg:y="17.3cm">
          <draw:text-box>
            <text:p text:style-name="P6"><text:span text:style-name="T4">Barbieri Baptiste</text:span></text:p>
            <text:p text:style-name="P6"><text:span text:style-name="T4"><text:tab/></text:span><text:span text:style-name="T4">Dumontier Léo</text:span></text:p>
            <text:p text:style-name="P6"><text:span text:style-name="T4"><text:tab/></text:span><text:span text:style-name="T4"><text:tab/></text:span><text:span text:style-name="T4">Menigault Alexandre</text:span></text:p>
            <text:p text:style-name="P6"><text:span text:style-name="T4"><text:tab/></text:span><text:span text:style-name="T4"><text:tab/></text:span><text:span text:style-name="T4"><text:tab/></text:span><text:span text:style-name="T4">Monestier Maxim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7" draw:text-style-name="P9" draw:layer="layout" svg:width="29cm" svg:height="3.8cm" svg:x="-0.4cm" svg:y="-0.6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41cm" svg:height="1.513cm" svg:x="11.295cm" svg:y="0.829cm">
          <draw:text-box>
            <text:p text:style-name="P10"><text:span text:style-name="T5">S</text:span><text:span text:style-name="T6">OMMAI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7" draw:text-style-name="P9" draw:layer="layout" svg:width="29cm" svg:height="3.8cm" svg:x="-0.4cm" svg:y="-0.6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4.974cm" svg:height="1.517cm" svg:x="11.513cm" svg:y="0.829cm">
          <draw:text-box>
            <text:p text:style-name="P12"><text:span text:style-name="T7">P</text:span><text:span text:style-name="T8">LANNI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7" draw:text-style-name="P9" draw:layer="layout" svg:width="29cm" svg:height="3.8cm" svg:x="-0.4cm" svg:y="-0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1.096cm" svg:height="1.54cm" svg:x="8.452cm" svg:y="0.711cm">
          <draw:text-box>
            <text:p text:style-name="P10"><text:span text:style-name="T9">A</text:span><text:span text:style-name="T6">RCHITECTURE DU SIT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7" draw:text-style-name="P9" draw:layer="layout" svg:width="29cm" svg:height="3.8cm" svg:x="-0.4cm" svg:y="-0.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6.594cm" svg:height="1.54cm" svg:x="10.903cm" svg:y="0.711cm">
          <draw:text-box>
            <text:p text:style-name="P12"><text:span text:style-name="T7">E</text:span><text:span text:style-name="T10">RGONOM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7" draw:text-style-name="P9" draw:layer="layout" svg:width="29cm" svg:height="3.8cm" svg:x="-0.4cm" svg:y="-0.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6.594cm" svg:height="1.54cm" svg:x="10.903cm" svg:y="0.711cm">
          <draw:text-box>
            <text:p text:style-name="P12"><text:span text:style-name="T7">E</text:span><text:span text:style-name="T10">RGONOM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04000002D45108A77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00458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458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4:51:20.045811976</meta:creation-date>
    <meta:editing-duration>PT19M7S</meta:editing-duration>
    <meta:editing-cycles>2</meta:editing-cycles>
    <meta:generator>LibreOffice/4.4.2.2$Linux_X86_64 LibreOffice_project/40m0$Build-2</meta:generator>
    <meta:initial-creator>Maxime Monestier</meta:initial-creator>
    <dc:date>2016-01-06T15:10:26.044374084</dc:date>
    <dc:creator>Maxime Monestier</dc:creator>
    <meta:document-statistic meta:object-count="48"/>
  </office:meta>
</office:document-meta>
</file>